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en" fo:country="US" officeooo:rsid="0011bfe3" officeooo:paragraph-rsid="0011bfe3"/>
    </style:style>
    <style:style style:name="P2" style:family="paragraph" style:parent-style-name="Standard">
      <style:paragraph-properties fo:line-height="150%" fo:text-align="justify" style:justify-single-word="false"/>
      <style:text-properties fo:language="en" fo:country="US" officeooo:rsid="0011bfe3" officeooo:paragraph-rsid="0011bfe3"/>
    </style:style>
    <style:style style:name="P3" style:family="paragraph" style:parent-style-name="Standard">
      <style:paragraph-properties fo:line-height="150%" fo:text-align="center" style:justify-single-word="false"/>
      <style:text-properties fo:language="en" fo:country="US" fo:font-weight="bold" officeooo:rsid="0011bfe3" officeooo:paragraph-rsid="0011bfe3" style:font-weight-asian="bold" style:font-weight-complex="bold"/>
    </style:style>
    <style:style style:name="P4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  <style:tab-stop style:position="0.557cm"/>
        </style:tab-stops>
      </style:paragraph-properties>
      <style:text-properties fo:language="en" fo:country="US" officeooo:rsid="002492e9" officeooo:paragraph-rsid="002492e9"/>
    </style:style>
    <style:style style:name="P5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  <style:tab-stop style:position="0.557cm"/>
        </style:tab-stops>
      </style:paragraph-properties>
      <style:text-properties fo:language="en" fo:country="US" officeooo:rsid="00252a9f" officeooo:paragraph-rsid="0026e2c7"/>
    </style:style>
    <style:style style:name="P6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  <style:tab-stop style:position="0.557cm"/>
        </style:tab-stops>
      </style:paragraph-properties>
      <style:text-properties fo:language="en" fo:country="US" officeooo:rsid="00285860" officeooo:paragraph-rsid="00285860"/>
    </style:style>
    <style:style style:name="P7" style:family="paragraph" style:parent-style-name="Standard">
      <style:paragraph-properties fo:line-height="150%" fo:text-align="justify" style:justify-single-word="false"/>
      <style:text-properties fo:language="ru" fo:country="RU" officeooo:rsid="0013a537" officeooo:paragraph-rsid="0013a537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language="ru" fo:country="RU" officeooo:rsid="0013a537" officeooo:paragraph-rsid="00142499"/>
    </style:style>
    <style:style style:name="P9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3a537" officeooo:paragraph-rsid="00142499"/>
    </style:style>
    <style:style style:name="P10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3a537" officeooo:paragraph-rsid="00244802"/>
    </style:style>
    <style:style style:name="P11" style:family="paragraph" style:parent-style-name="Standard">
      <style:paragraph-properties fo:line-height="150%" fo:text-align="justify" style:justify-single-word="false"/>
      <style:text-properties fo:language="ru" fo:country="RU" fo:font-weight="bold" officeooo:rsid="0013a537" officeooo:paragraph-rsid="0013a537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 fo:font-weight="bold" officeooo:rsid="0013a537" officeooo:paragraph-rsid="00142499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language="ru" fo:country="RU" fo:font-weight="normal" officeooo:rsid="0013a537" officeooo:paragraph-rsid="00183ddd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language="ru" fo:country="RU" fo:font-weight="normal" officeooo:rsid="00142499" officeooo:paragraph-rsid="00142499" style:font-weight-asian="normal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42499" officeooo:paragraph-rsid="00142499"/>
    </style:style>
    <style:style style:name="P16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42499" officeooo:paragraph-rsid="00158bb4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42499" officeooo:paragraph-rsid="00158bb4"/>
    </style:style>
    <style:style style:name="P18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58bb4" officeooo:paragraph-rsid="00158bb4"/>
    </style:style>
    <style:style style:name="P19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ba316" officeooo:paragraph-rsid="001ba316"/>
    </style:style>
    <style:style style:name="P20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c549a" officeooo:paragraph-rsid="001c549a"/>
    </style:style>
    <style:style style:name="P21" style:family="paragraph" style:parent-style-name="Standard" style:list-style-name="L2">
      <style:paragraph-properties fo:line-height="150%" fo:text-align="start" style:justify-single-word="false">
        <style:tab-stops>
          <style:tab-stop style:position="0.192cm"/>
        </style:tab-stops>
      </style:paragraph-properties>
      <style:text-properties fo:language="ru" fo:country="RU" officeooo:rsid="001c549a" officeooo:paragraph-rsid="00244802"/>
    </style:style>
    <style:style style:name="P22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d3fb7" officeooo:paragraph-rsid="001d3fb7"/>
    </style:style>
    <style:style style:name="P23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1d3fb7" officeooo:paragraph-rsid="001f3177"/>
    </style:style>
    <style:style style:name="P24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officeooo:rsid="00244802" officeooo:paragraph-rsid="00244802"/>
    </style:style>
    <style:style style:name="P25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  <style:tab-stop style:position="0.557cm"/>
        </style:tab-stops>
      </style:paragraph-properties>
      <style:text-properties fo:language="ru" fo:country="RU" officeooo:rsid="002492e9" officeooo:paragraph-rsid="002492e9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fo:language="ru" fo:country="RU" fo:font-style="italic" officeooo:rsid="002ae87b" officeooo:paragraph-rsid="002ae87b" style:font-style-asian="italic" style:font-style-complex="italic"/>
    </style:style>
    <style:style style:name="P27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  <style:tab-stop style:position="0.557cm"/>
        </style:tab-stops>
      </style:paragraph-properties>
      <style:text-properties officeooo:paragraph-rsid="00244802"/>
    </style:style>
    <style:style style:name="P28" style:family="paragraph" style:parent-style-name="Standard" style:list-style-name="L2">
      <style:paragraph-properties fo:line-height="150%" fo:text-align="justify" style:justify-single-word="false">
        <style:tab-stops>
          <style:tab-stop style:position="0.192cm"/>
          <style:tab-stop style:position="0.557cm"/>
        </style:tab-stops>
      </style:paragraph-properties>
      <style:text-properties officeooo:paragraph-rsid="002492e9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0.192cm"/>
        </style:tab-stops>
      </style:paragraph-properties>
      <style:text-properties style:font-name="Liberation Mono" fo:font-size="8pt" fo:language="ru" fo:country="RU" officeooo:rsid="001d3fb7" officeooo:paragraph-rsid="001d3fb7" fo:background-color="#eeeeee" style:font-size-asian="8pt" style:font-size-complex="8pt"/>
    </style:style>
    <style:style style:name="P30" style:family="paragraph" style:parent-style-name="Standard">
      <style:paragraph-properties fo:line-height="150%" fo:text-align="start" style:justify-single-word="false">
        <style:tab-stops>
          <style:tab-stop style:position="0.192cm"/>
        </style:tab-stops>
      </style:paragraph-properties>
      <style:text-properties style:font-name="Liberation Mono" fo:font-size="8pt" fo:language="ru" fo:country="RU" officeooo:rsid="001d3fb7" officeooo:paragraph-rsid="001d3fb7" fo:background-color="#eeeeee" style:font-size-asian="8pt" style:font-size-complex="8pt"/>
    </style:style>
    <style:style style:name="T1" style:family="text">
      <style:text-properties officeooo:rsid="0013a537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3a537"/>
    </style:style>
    <style:style style:name="T4" style:family="text">
      <style:text-properties fo:language="ru" fo:country="RU" officeooo:rsid="00142499"/>
    </style:style>
    <style:style style:name="T5" style:family="text">
      <style:text-properties fo:language="ru" fo:country="RU" officeooo:rsid="00244802"/>
    </style:style>
    <style:style style:name="T6" style:family="text">
      <style:text-properties fo:language="ru" fo:country="RU" fo:font-weight="bold" officeooo:rsid="0013a537" style:font-weight-asian="bold" style:font-weight-complex="bold"/>
    </style:style>
    <style:style style:name="T7" style:family="text">
      <style:text-properties fo:language="ru" fo:country="RU" fo:font-weight="normal" officeooo:rsid="00244802" style:font-weight-asian="normal" style:font-weight-complex="normal"/>
    </style:style>
    <style:style style:name="T8" style:family="text">
      <style:text-properties fo:language="ru" fo:country="RU" officeooo:rsid="002492e9"/>
    </style:style>
    <style:style style:name="T9" style:family="text">
      <style:text-properties fo:language="ru" fo:country="RU" officeooo:rsid="0026e2c7"/>
    </style:style>
    <style:style style:name="T10" style:family="text">
      <style:text-properties fo:language="ru" fo:country="RU" officeooo:rsid="00291b2d"/>
    </style:style>
    <style:style style:name="T11" style:family="text">
      <style:text-properties fo:language="ru" fo:country="RU" officeooo:rsid="002963b0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42499"/>
    </style:style>
    <style:style style:name="T14" style:family="text">
      <style:text-properties fo:language="en" fo:country="US" officeooo:rsid="00158bb4"/>
    </style:style>
    <style:style style:name="T15" style:family="text">
      <style:text-properties fo:language="en" fo:country="US" officeooo:rsid="0016ad21"/>
    </style:style>
    <style:style style:name="T16" style:family="text">
      <style:text-properties fo:language="en" fo:country="US" officeooo:rsid="00183ddd"/>
    </style:style>
    <style:style style:name="T17" style:family="text">
      <style:text-properties fo:language="en" fo:country="US" officeooo:rsid="001ba316"/>
    </style:style>
    <style:style style:name="T18" style:family="text">
      <style:text-properties fo:language="en" fo:country="US" officeooo:rsid="001d3fb7"/>
    </style:style>
    <style:style style:name="T19" style:family="text">
      <style:text-properties fo:language="en" fo:country="US" officeooo:rsid="001f3177"/>
    </style:style>
    <style:style style:name="T20" style:family="text">
      <style:text-properties fo:language="en" fo:country="US" officeooo:rsid="0023efe2"/>
    </style:style>
    <style:style style:name="T21" style:family="text">
      <style:text-properties fo:language="en" fo:country="US" fo:font-weight="bold" officeooo:rsid="0023efe2" style:font-weight-asian="bold" style:font-weight-complex="bold"/>
    </style:style>
    <style:style style:name="T22" style:family="text">
      <style:text-properties fo:language="en" fo:country="US" officeooo:rsid="00244802"/>
    </style:style>
    <style:style style:name="T23" style:family="text">
      <style:text-properties fo:language="en" fo:country="US" fo:font-weight="normal" officeooo:rsid="00244802" style:font-weight-asian="normal" style:font-weight-complex="normal"/>
    </style:style>
    <style:style style:name="T24" style:family="text">
      <style:text-properties fo:language="en" fo:country="US" officeooo:rsid="002b2777"/>
    </style:style>
    <style:style style:name="T25" style:family="text">
      <style:text-properties fo:language="en" fo:country="US" officeooo:rsid="002f1aac"/>
    </style:style>
    <style:style style:name="T26" style:family="text">
      <style:text-properties fo:language="en" fo:country="US" officeooo:rsid="002f5279"/>
    </style:style>
    <style:style style:name="T27" style:family="text">
      <style:text-properties officeooo:rsid="0014249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58bb4"/>
    </style:style>
    <style:style style:name="T30" style:family="text">
      <style:text-properties officeooo:rsid="00183ddd"/>
    </style:style>
    <style:style style:name="T31" style:family="text">
      <style:text-properties officeooo:rsid="001ba316"/>
    </style:style>
    <style:style style:name="T32" style:family="text">
      <style:text-properties officeooo:rsid="001d3fb7"/>
    </style:style>
    <style:style style:name="T33" style:family="text">
      <style:text-properties style:font-name="Liberation Mono" fo:font-size="8pt" fo:background-color="#eeeeee" loext:char-shading-value="0" style:font-size-asian="8pt" style:font-size-complex="8pt"/>
    </style:style>
    <style:style style:name="T34" style:family="text">
      <style:text-properties style:font-name="Liberation Mono" fo:font-size="8pt" fo:language="en" fo:country="US" fo:background-color="#eeeeee" loext:char-shading-value="0" style:font-size-asian="8pt" style:font-size-complex="8pt"/>
    </style:style>
    <style:style style:name="T35" style:family="text">
      <style:text-properties style:font-name="Liberation Mono" fo:language="en" fo:country="US" officeooo:rsid="0023efe2"/>
    </style:style>
    <style:style style:name="T36" style:family="text">
      <style:text-properties style:font-name="Liberation Mono" fo:language="en" fo:country="US" officeooo:rsid="002f1aac"/>
    </style:style>
    <style:style style:name="T37" style:family="text">
      <style:text-properties style:font-name="Liberation Mono" fo:font-size="10pt" fo:language="en" fo:country="US" style:font-size-asian="10pt" style:font-size-complex="10pt"/>
    </style:style>
    <style:style style:name="T38" style:family="text">
      <style:text-properties style:font-name="Liberation Mono" fo:font-size="10pt" fo:language="en" fo:country="US" fo:background-color="#eeeeee" loext:char-shading-value="0" style:font-size-asian="10pt" style:font-size-complex="10pt"/>
    </style:style>
    <style:style style:name="T39" style:family="text">
      <style:text-properties style:font-name="Liberation Mono" fo:font-size="10pt" style:font-size-asian="10pt" style:font-size-complex="10pt"/>
    </style:style>
    <style:style style:name="T40" style:family="text">
      <style:text-properties style:font-name="Liberation Mono" fo:font-size="10pt" officeooo:rsid="0026e2c7" style:font-size-asian="10pt" style:font-size-complex="10pt"/>
    </style:style>
    <style:style style:name="T41" style:family="text">
      <style:text-properties style:font-name="Liberation Mono" fo:font-size="10pt" fo:language="ru" fo:country="RU" style:font-size-asian="10pt" style:font-size-complex="10pt"/>
    </style:style>
    <style:style style:name="T42" style:family="text">
      <style:text-properties style:font-name="Liberation Mono" fo:font-size="10pt" fo:language="ru" fo:country="RU" officeooo:rsid="0026e2c7" style:font-size-asian="10pt" style:font-size-complex="10pt"/>
    </style:style>
    <style:style style:name="T43" style:family="text">
      <style:text-properties style:font-name="Liberation Mono" fo:font-size="9pt" fo:background-color="#eeeeee" loext:char-shading-value="0" style:font-size-asian="9pt" style:font-size-complex="9pt"/>
    </style:style>
    <style:style style:name="T44" style:family="text">
      <style:text-properties style:font-name="Liberation Mono" fo:font-size="9pt" fo:language="en" fo:country="US" officeooo:rsid="002b2777" style:font-size-asian="9pt" style:font-size-complex="9pt"/>
    </style:style>
    <style:style style:name="T45" style:family="text">
      <style:text-properties style:font-name="Liberation Mono" fo:font-size="9pt" fo:language="en" fo:country="US" officeooo:rsid="002f1aac" style:font-size-asian="9pt" style:font-size-complex="9pt"/>
    </style:style>
    <style:style style:name="T46" style:family="text">
      <style:text-properties style:font-name="Liberation Mono" fo:font-size="9pt" style:font-size-asian="9pt" style:font-size-complex="9pt"/>
    </style:style>
    <style:style style:name="T47" style:family="text">
      <style:text-properties style:font-name="Liberation Mono" fo:font-size="9pt" officeooo:rsid="002b2777" style:font-size-asian="9pt" style:font-size-complex="9pt"/>
    </style:style>
    <style:style style:name="T48" style:family="text">
      <style:text-properties style:font-name="Liberation Mono" fo:font-size="12pt" fo:language="en" fo:country="US" officeooo:rsid="002b2777" style:font-size-asian="12pt" style:font-size-complex="12pt"/>
    </style:style>
    <style:style style:name="T49" style:family="text">
      <style:text-properties style:font-name="Liberation Mono" fo:font-size="12pt" officeooo:rsid="002b2777" style:font-size-asian="12pt" style:font-size-complex="12pt"/>
    </style:style>
    <style:style style:name="T50" style:family="text">
      <style:text-properties officeooo:rsid="001f3177"/>
    </style:style>
    <style:style style:name="T51" style:family="text">
      <style:text-properties officeooo:rsid="0021f54d"/>
    </style:style>
    <style:style style:name="T52" style:family="text">
      <style:text-properties officeooo:rsid="0023efe2"/>
    </style:style>
    <style:style style:name="T53" style:family="text">
      <style:text-properties officeooo:rsid="00244802"/>
    </style:style>
    <style:style style:name="T54" style:family="text">
      <style:text-properties officeooo:rsid="0026e2c7"/>
    </style:style>
    <style:style style:name="T55" style:family="text">
      <style:text-properties style:font-name="Liberation Serif" fo:font-size="12pt" fo:language="ru" fo:country="RU" officeooo:rsid="0026e2c7" style:font-size-asian="12pt" style:font-size-complex="12pt"/>
    </style:style>
    <style:style style:name="T56" style:family="text">
      <style:text-properties style:font-name="Liberation Serif" fo:font-size="12pt" fo:language="ru" fo:country="RU" officeooo:rsid="0029fe49" style:font-size-asian="12pt" style:font-size-complex="12pt"/>
    </style:style>
    <style:style style:name="T57" style:family="text">
      <style:text-properties style:font-name="Liberation Serif" fo:font-size="12pt" officeooo:rsid="002b2777" style:font-size-asian="12pt" style:font-size-complex="12pt"/>
    </style:style>
    <style:style style:name="T58" style:family="text">
      <style:text-properties style:font-name="Liberation Serif" fo:font-size="12pt" officeooo:rsid="002b2777" style:font-size-asian="10.5pt" style:font-size-complex="12pt"/>
    </style:style>
    <style:style style:name="T59" style:family="text">
      <style:text-properties style:font-name="Liberation Serif" fo:font-size="12pt" fo:language="en" fo:country="US" officeooo:rsid="002b2777" style:font-size-asian="10.5pt" style:font-size-complex="12pt"/>
    </style:style>
    <style:style style:name="T60" style:family="text">
      <style:text-properties style:font-name="Liberation Serif" fo:font-size="12pt" fo:language="en" fo:country="US" officeooo:rsid="002b2777" style:font-size-asian="12pt" style:font-size-complex="12pt"/>
    </style:style>
    <style:style style:name="T61" style:family="text">
      <style:text-properties style:font-name="Liberation Serif" fo:font-size="12pt" fo:font-weight="bold" officeooo:rsid="002b2777" style:font-size-asian="10.5pt" style:font-weight-asian="bold" style:font-size-complex="12pt" style:font-weight-complex="bold"/>
    </style:style>
    <style:style style:name="T62" style:family="text">
      <style:text-properties style:font-name="Liberation Serif" fo:font-size="12pt" fo:font-weight="normal" officeooo:rsid="002b2777" style:font-size-asian="10.5pt" style:font-weight-asian="normal" style:font-size-complex="12pt" style:font-weight-complex="normal"/>
    </style:style>
    <style:style style:name="T63" style:family="text">
      <style:text-properties fo:font-size="12pt" style:font-size-asian="10.5pt" style:font-size-complex="12pt"/>
    </style:style>
    <style:style style:name="T64" style:family="text">
      <style:text-properties officeooo:rsid="002b2777"/>
    </style:style>
    <style:style style:name="T65" style:family="text">
      <style:text-properties officeooo:rsid="002e1e00"/>
    </style:style>
    <style:style style:name="T66" style:family="text">
      <style:text-properties officeooo:rsid="002f1aac"/>
    </style:style>
    <style:style style:name="T67" style:family="text">
      <style:text-properties officeooo:rsid="0030a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ow to Add File to the Project DB Update System</text:h>
      <text:h text:style-name="P1" text:outline-level="1"/>
      <text:h text:style-name="P2" text:outline-level="1"><text:tab/><text:span text:style-name="T3">Любой файл (текстовый или двоичный) может быть добавлен в журналируюмую файловую систему которая является неотъемлемой частью БД проекта. Добавление происходит на этапе обновления БД до версии которую поддерживает программа </text:span><text:span text:style-name="T1">u7ide. </text:span><text:span text:style-name="T3">В основном эта функция требуется для добавления уже готовых шаблонных решений, которые можно использовать сразу после создания и обновления новой БД проекта. Примером являются файлы конфигурации оборудования для модулей или программного обеспечения, сразу после создания и обновления проекта пользователь может приступать к конфигурированию <text:s/>оборудования и добавлять уже готовые модули (</text:span><text:span text:style-name="T1">LM, AIM, Monitor, ArchiveService </text:span><text:span text:style-name="T3">и т.д.) <text:s/></text:span></text:h>
      <text:h text:style-name="P7" text:outline-level="1"><text:tab/></text:h>
      <text:h text:style-name="P11" text:outline-level="1">ВНИМАНИЕ <text:span text:style-name="T27">1 </text:span>!!!</text:h>
      <text:h text:style-name="P13" text:outline-level="1"><text:tab/>В данном случае речь идет только о добавлении НОВОГО файла, как обновлять существующие файлы, вопрос для обсуждения! Файл может быть взят на редактировани<text:span text:style-name="T27">е</text:span>, его могли уже удалить и т.д. Предлагаю такие файлы блокировать для редактирования (но как тогда быть с <text:span text:style-name="T12">JavaScript </text:span>генерации конфигурации оборудования, тогда это такой же хардкодинг!!!), Вопрос открыт и требует обсуждени<text:span text:style-name="T27">я</text:span>! </text:h>
      <text:h text:style-name="P13" text:outline-level="1"><text:span text:style-name="T16"><text:tab/></text:span><text:span text:style-name="T30">Видимо пора создавать таблицу настроек проекта, например тот же файл генерации конфигурации модулей может быть указан в настройках, это решает проблему хардкодинга, которая описана в предыдущем абзаце.</text:span><text:span text:style-name="T16"> </text:span></text:h>
      <text:h text:style-name="P7" text:outline-level="1"/>
      <text:h text:style-name="P12" text:outline-level="1">ВНИМАНИЕ <text:span text:style-name="T27">2 </text:span>!!!</text:h>
      <text:h text:style-name="P14" text:outline-level="1"><text:tab/>Остался вопрос как добавлять сложные объекты, которые состоят из больше чем одного файла, например <text:s/>блок <text:span text:style-name="T12">AIM </text:span>содержит сигналы входов, каждый сигнал это отдельный файл, файлов может быть много (64 входа), требуется какое то комплексное решение генерации <text:span text:style-name="T12">SQL </text:span>скрипта <text:span text:style-name="T51">добавления и </text:span>обновления <text:span text:style-name="T52">(развитие утилиты </text:span><text:span text:style-name="T35">file2pgsql</text:span><text:span text:style-name="T20">?</text:span><text:span text:style-name="T52">)</text:span>.</text:h>
      <text:h text:style-name="P7" text:outline-level="1"/>
      <text:h text:style-name="P7" text:outline-level="1"><text:tab/><text:span text:style-name="T28">Для добавления файла в БД проекта выполнить следующие шаги</text:span><text:span text:style-name="T21">:</text:span></text:h>
      <text:h text:style-name="P7" text:outline-level="1"/>
      <text:list xml:id="list7783928434369132616" text:style-name="L1">
        <text:list-item>
          <text:h text:style-name="P8" text:outline-level="1">Подготовить файл. </text:h>
        </text:list-item>
      </text:list>
      <text:list xml:id="list6445664923211650053" text:style-name="L2">
        <text:list-item>
          <text:list>
            <text:list-item>
              <text:h text:style-name="P9" text:outline-level="1">Если есть готовый файл, то <text:span text:style-name="T53">перейти к п.2</text:span>.</text:h>
            </text:list-item>
            <text:list-item>
              <text:h text:style-name="P10" text:outline-level="1">Для создания файла оборудования</text:h>
              <text:list>
                <text:list-item>
                  <text:h text:style-name="P27" text:outline-level="1"><text:span text:style-name="T5">Д</text:span><text:span text:style-name="T3">обавить соответствующее устройство в редакторе </text:span><text:span text:style-name="T6">преднаборов оборудования </text:span><text:span text:style-name="T23">(</text:span><text:span text:style-name="T7">перейти в редактор, вкладка </text:span><text:span text:style-name="T23">Hardware Configuration, </text:span><text:span text:style-name="T7">правой кнопкой вызвать контекстное меню, нажать </text:span><text:span text:style-name="T23">Switch to Preset, </text:span><text:span text:style-name="T7">создать – вызвать контекстное меню, </text:span><text:soft-page-break/><text:span text:style-name="T7">выбрать </text:span><text:span text:style-name="T23">Add New Preset→ </text:span><text:span text:style-name="T7">требуемый тип</text:span><text:span text:style-name="T23">)</text:span><text:span text:style-name="T7">.</text:span></text:h>
                </text:list-item>
                <text:list-item>
                  <text:h text:style-name="P28" text:outline-level="1"><text:span text:style-name="T8">С</text:span><text:span text:style-name="T4">конфигурировать устройство, </text:span><text:span text:style-name="T8">заполнить все свойства </text:span></text:h>
                  <text:list>
                    <text:list-header>
                      <text:h text:style-name="P25" text:outline-level="1">На примере программы <text:span text:style-name="T12">Monitor:</text:span></text:h>
                      <text:h text:style-name="P25" text:outline-level="1"><text:span text:style-name="T12">StrID:<text:tab/><text:tab/><text:tab/>$(PARENT)_MONITOR</text:span></text:h>
                      <text:h text:style-name="P25" text:outline-level="1"><text:span text:style-name="T12">Caption:<text:tab/><text:tab/>Monitor</text:span></text:h>
                      <text:h text:style-name="P25" text:outline-level="1"><text:span text:style-name="T12">Place:<text:tab/><text:tab/><text:tab/>0 (</text:span>Оставить этополе нулем<text:span text:style-name="T12">)</text:span></text:h>
                      <text:h text:style-name="P4" text:outline-level="1">DynamicPtoperties:<text:tab/><text:span text:style-name="T2">Смотри файл </text:span>u7set/doc/dynamic_properties.odf</text:h>
                      <text:h text:style-name="P5" text:outline-level="1">Type:<text:tab/><text:tab/><text:tab/><text:span text:style-name="T2">Подставить значение </text:span><text:span text:style-name="T9">перечисления </text:span><text:span text:style-name="T40">SoftwareType</text:span><text:span text:style-name="T54"> </text:span><text:span text:style-name="T2">из файла </text:span><text:span text:style-name="T46">u7set/include/DeviceObject.h</text:span>, <text:span text:style-name="T40">enum</text:span><text:span text:style-name="T41"> </text:span><text:span text:style-name="T40">SoftwareType</text:span><text:span text:style-name="T42">. </text:span><text:span text:style-name="T55">Если требуется новое новый тип ПО, то добавить в конец перечисления. </text:span><text:span text:style-name="T56">Для аппаратных модулей значение этого поля взять у схемотехников (требовать доку!).</text:span></text:h>
                      <text:h text:style-name="P6" text:outline-level="1"><text:span text:style-name="T2">Заполнить динамические свойства (может потребоваться переход на другой преднабор и обратно). </text:span></text:h>
                    </text:list-header>
                  </text:list>
                </text:list-item>
                <text:list-item>
                  <text:h text:style-name="P28" text:outline-level="1"><text:span text:style-name="T10">П</text:span><text:span text:style-name="T4">олучить рабочую версию файла </text:span><text:span text:style-name="T11">и сохранить ее </text:span><text:span text:style-name="T4">на диск (вкладка </text:span><text:span text:style-name="T13">Files</text:span><text:span text:style-name="T4">)</text:span><text:span text:style-name="T3">.</text:span><text:span text:style-name="T5"> </text:span></text:h>
                </text:list-item>
              </text:list>
            </text:list-item>
          </text:list>
        </text:list-item>
        <text:list-item>
          <text:h text:style-name="P15" text:outline-level="1">Преобразовать файл в формат <text:span text:style-name="T12">SQL </text:span>запроса</text:h>
          <text:list>
            <text:list-item>
              <text:h text:style-name="P19" text:outline-level="1">Скомпилировать утилиту <text:span text:style-name="T37">file2pgsql</text:span><text:span text:style-name="T12"> </text:span>(каталог <text:span text:style-name="T37">u7set/Tools</text:span>).</text:h>
            </text:list-item>
            <text:list-item>
              <text:h text:style-name="P19" text:outline-level="1">Использование утилиты: <text:span text:style-name="T37">file2pgsql inputfilename outputfilename</text:span></text:h>
            </text:list-item>
            <text:list-item>
              <text:h text:style-name="P19" text:outline-level="1">На выходе получится файл, который содержит строку данных файлов преобразованных в формат который может быть использован в <text:span text:style-name="T12">SQL </text:span>запросе на добавление файла (пример <text:span text:style-name="T39">E'\\x4d5a90000….00</text:span><text:span text:style-name="T37">'</text:span>), эта строка не является <text:span text:style-name="T12">SQL </text:span>запросом.</text:h>
            </text:list-item>
          </text:list>
        </text:list-item>
        <text:list-item>
          <text:h text:style-name="P15" text:outline-level="1"><text:span text:style-name="T31">Составить </text:span><text:span text:style-name="T17">SQL </text:span><text:span text:style-name="T31">запрос и д</text:span>обавить <text:span text:style-name="T31">его</text:span> в файл обновления проекта (<text:span text:style-name="T53">ЕСЛИ ТРЕБУЕТСЯ</text:span>, то создать новую версию файла обновления).</text:h>
          <text:list>
            <text:list-item>
              <text:h text:style-name="P21" text:outline-level="1">Создать новый файл обновления проекта (папка <text:span text:style-name="T38">u7set/u7/DatabaseUpgrade/UpgradeXXXX.sql</text:span>), СОБЛЮДАЕМ регистр в именах файлов!. </text:h>
              <text:h text:style-name="P21" text:outline-level="1"><text:span text:style-name="T53">ВНИМАНИЕ!!! Убедитесь что никто из коллег уже не создал файл с таким же именем!</text:span></text:h>
            </text:list-item>
            <text:list-item>
              <text:h text:style-name="P20" text:outline-level="1">Добавить файл <text:span text:style-name="T66">проект и </text:span>в ресурсы <text:span text:style-name="T66">(</text:span><text:span text:style-name="T45">Resources.qrc</text:span><text:span text:style-name="T66">)</text:span> проекта <text:span text:style-name="T12">u7ide, </text:span>туда же где и остальные файлы обновления БД проекта.</text:h>
            </text:list-item>
            <text:list-item>
              <text:h text:style-name="P24" text:outline-level="1">Добавить запись <text:span text:style-name="T64">в файл </text:span><text:span text:style-name="T44">u7set/include/DbWorker.cpp</text:span><text:span text:style-name="T24"> </text:span><text:span text:style-name="T64">в константную переменную </text:span><text:span text:style-name="T44">DbWorker::upgradeItems,</text:span><text:span text:style-name="T60">з</text:span><text:span text:style-name="T57">аполнить</text:span><text:span text:style-name="T58"> комментарий к обновлению и </text:span><text:span text:style-name="T62">не забыть </text:span><text:span text:style-name="T61">изменить номер файла</text:span><text:span text:style-name="T58"> когда будешь копипастить.</text:span></text:h>
            </text:list-item>
            <text:list-item>
              <text:h text:style-name="P20" text:outline-level="1">Добавить в файл <text:span text:style-name="T18">SQL </text:span><text:span text:style-name="T32">запрос. ВНИМАНИЕ ЭТОТ ПРИМЕР ЗАПРОСА ТОЛЬКО ДЛЯ ЕЩЕ НЕ СУЩЕСТВУЮЩЕГО В БД ПРОЕКТА ФАЙЛА!!!</text:span></text:h>
            </text:list-item>
          </text:list>
        </text:list-item>
      </text:list>
      <text:h text:style-name="P29" text:outline-level="1">-------------------------------------------------------------------------------</text:h>
      <text:h text:style-name="P29" text:outline-level="1"><text:soft-page-break/>--</text:h>
      <text:h text:style-name="P29" text:outline-level="1">--<text:tab/><text:tab/>create Monitor preset</text:h>
      <text:h text:style-name="P29" text:outline-level="1">--</text:h>
      <text:h text:style-name="P29" text:outline-level="1">-------------------------------------------------------------------------------</text:h>
      <text:h text:style-name="P30" text:outline-level="1">SELECT check_in(1, ARRAY(SELECT id FROM add_file(</text:h>
      <text:h text:style-name="P30" text:outline-level="1"><text:s text:c="12"/>(SELECT "UserID" FROM "User" WHERE "Username"='Administrator'),</text:h>
      <text:h text:style-name="P30" text:outline-level="1"><text:s text:c="12"/>'monitor.hsw',</text:h>
      <text:h text:style-name="P30" text:outline-level="1"><text:s text:c="12"/>(SELECT FileID FROM File WHERE Name='HP' AND ParentID=0),</text:h>
      <text:h text:style-name="P30" text:outline-level="1"><text:s text:c="12"/>E'\\x088ba8f2810f3a....<text:span text:style-name="T12">data_generated_by_fil2pgsql_can be_ver</text:span><text:span text:style-name="T22">yyyy</text:span><text:span text:style-name="T12">y_long...</text:span>00e2060308a846')),</text:h>
      <text:h text:style-name="P30" text:outline-level="1"><text:s text:c="4"/>'Upgrade: Create Monitor preset');</text:h>
      <text:list xml:id="list13339020638796" text:continue-numbering="true" text:style-name="L2">
        <text:list-item>
          <text:list>
            <text:list-item>
              <text:h text:style-name="P22" text:outline-level="1">В запросе подставить требуемое имя файла (на месте <text:span text:style-name="T43">'monitor.hsw'</text:span>).</text:h>
            </text:list-item>
            <text:list-item>
              <text:h text:style-name="P22" text:outline-level="1">В запросе подставить требуемое имя родительского файла (на месте <text:span text:style-name="T43">'HP'</text:span>).</text:h>
            </text:list-item>
            <text:list-item>
              <text:h text:style-name="P23" text:outline-level="1">Подставить строку <text:span text:style-name="T50">полученную в результате работы </text:span><text:span text:style-name="T19">file2pgsql (</text:span><text:span text:style-name="T50">на месте </text:span><text:span text:style-name="T33">E'\\x088ba8f2810f3a....</text:span><text:span text:style-name="T34">data_generated_by_fil2pgsql_can be_very_long...</text:span><text:span text:style-name="T33">00e2060308a846'</text:span><text:span text:style-name="T19">).</text:span></text:h>
            </text:list-item>
            <text:list-item>
              <text:h text:style-name="P23" text:outline-level="1"><text:span text:style-name="T50">Ввести корректный комментарий на регистрацию изменений(</text:span><text:span text:style-name="T43">'Upgrade: Create Monitor preset'</text:span><text:span text:style-name="T50">).</text:span></text:h>
            </text:list-item>
          </text:list>
        </text:list-item>
        <text:list-item>
          <text:h text:style-name="P18" text:outline-level="1">Проверить результат</text:h>
          <text:list>
            <text:list-item>
              <text:h text:style-name="P16" text:outline-level="1">Скомпилировать проект <text:span text:style-name="T12">u7ide</text:span><text:span text:style-name="T14">.</text:span></text:h>
            </text:list-item>
            <text:list-item>
              <text:h text:style-name="P16" text:outline-level="1"><text:span text:style-name="T29">С</text:span>оздать нов<text:span text:style-name="T29">ый</text:span> проект, <text:span text:style-name="T29">произвести обновление БД проекта и открыть его</text:span>.</text:h>
            </text:list-item>
            <text:list-item>
              <text:h text:style-name="P16" text:outline-level="1"><text:span text:style-name="T29">Перейти на вкладку файлы, найти добавленный файл и получить его на диск, дальше с помощью утилиты сравнения файлов (</text:span><text:span text:style-name="T15">fc</text:span><text:span text:style-name="T29">) сравнить полученный файл с оригинальным</text:span>.</text:h>
            </text:list-item>
          </text:list>
        </text:list-item>
      </text:list>
      <text:h text:style-name="P17" text:outline-level="1"/>
      <text:h text:style-name="P17" text:outline-level="1"/>
      <text:h text:style-name="P26" text:outline-level="1">Если <text:span text:style-name="T67">вы нашли </text:span>неточности в этом файле, можете его поправить или <text:span text:style-name="T65">еще лучше </text:span>дополнить <text:span text:style-name="T65">новыми деталями</text:span>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51cm" style:type="center"/>
          <style:tab-stop style:position="17.7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22:39:05.384000000</meta:creation-date>
    <dc:date>2015-04-02T01:33:37.822000000</dc:date>
    <meta:editing-duration>PT2H20M29S</meta:editing-duration>
    <meta:editing-cycles>28</meta:editing-cycles>
    <meta:generator>LibreOffice/4.4.1.2$Windows_x86 LibreOffice_project/45e2de17089c24a1fa810c8f975a7171ba4cd432</meta:generator>
    <meta:document-statistic meta:table-count="0" meta:image-count="0" meta:object-count="0" meta:page-count="3" meta:paragraph-count="52" meta:word-count="656" meta:character-count="5222" meta:non-whitespace-character-count="4562"/>
  </office:meta>
</office:document-meta>
</file>